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9cm" fo:min-width="0.8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9cm" fo:min-width="0.8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8cm" fo:min-width="0.8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4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9cm" fo:min-width="0.826cm"/>
    </style:style>
    <style:style style:name="P1" style:family="paragraph">
      <loext:graphic-properties draw:fill="none"/>
      <style:paragraph-properties fo:text-align="center"/>
      <style:text-properties style:font-name="Amiri" fo:font-size="12pt" style:font-size-asian="12pt" style:font-size-complex="12pt"/>
    </style:style>
    <style:style style:name="P2" style:family="paragraph">
      <loext:graphic-properties draw:fill="none" draw:fill-color="#ffffff"/>
      <style:text-properties style:font-name="Amiri" fo:font-size="19.2999992370605pt" style:font-size-asian="12pt" style:font-size-complex="12pt"/>
    </style:style>
    <style:style style:name="P3" style:family="paragraph">
      <loext:graphic-properties draw:fill="none" draw:fill-color="#ffffff"/>
      <style:text-properties fo:color="#ce181e" style:font-name="Amiri" fo:font-size="19.2999992370605pt" style:font-size-asian="12pt" style:font-size-complex="12pt"/>
    </style:style>
    <style:style style:name="T1" style:family="text">
      <style:text-properties style:font-name="Amiri" fo:font-size="13pt" style:font-size-asian="12pt" style:font-size-complex="12pt"/>
    </style:style>
    <style:style style:name="T2" style:family="text">
      <style:text-properties fo:color="#ce181e" style:font-name="Amiri" fo:font-size="13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315cm" svg:y1="1.656cm" svg:x2="13.082cm" svg:y2="1.656cm">
          <text:p/>
        </draw:line>
        <draw:line draw:style-name="gr1" draw:text-style-name="P1" draw:layer="layout" svg:x1="2.315cm" svg:y1="1.656cm" svg:x2="2.315cm" svg:y2="12.101cm">
          <text:p/>
        </draw:line>
        <draw:line draw:style-name="gr1" draw:text-style-name="P1" draw:layer="layout" svg:x1="13.082cm" svg:y1="1.656cm" svg:x2="13.082cm" svg:y2="12.101cm">
          <text:p/>
        </draw:line>
        <draw:line draw:style-name="gr1" draw:text-style-name="P1" draw:layer="layout" svg:x1="2.315cm" svg:y1="12.101cm" svg:x2="13.082cm" svg:y2="12.101cm">
          <text:p/>
        </draw:line>
        <draw:line draw:style-name="gr1" draw:text-style-name="P1" draw:layer="layout" svg:x1="7.443cm" svg:y1="1.656cm" svg:x2="7.443cm" svg:y2="12.101cm">
          <text:p/>
        </draw:line>
        <draw:line draw:style-name="gr1" draw:text-style-name="P1" draw:layer="layout" svg:x1="2.315cm" svg:y1="6.63cm" svg:x2="13.082cm" svg:y2="6.63cm">
          <text:p/>
        </draw:line>
        <draw:line draw:style-name="gr1" draw:text-style-name="P1" draw:layer="layout" svg:x1="2.315cm" svg:y1="4.142cm" svg:x2="13.082cm" svg:y2="4.142cm">
          <text:p/>
        </draw:line>
        <draw:line draw:style-name="gr1" draw:text-style-name="P1" draw:layer="layout" svg:x1="4.879cm" svg:y1="1.656cm" svg:x2="4.879cm" svg:y2="12.101cm">
          <text:p/>
        </draw:line>
        <draw:line draw:style-name="gr1" draw:text-style-name="P1" draw:layer="layout" svg:x1="10.006cm" svg:y1="1.656cm" svg:x2="10.006cm" svg:y2="12.101cm">
          <text:p/>
        </draw:line>
        <draw:line draw:style-name="gr1" draw:text-style-name="P1" draw:layer="layout" svg:x1="2.315cm" svg:y1="9.116cm" svg:x2="13.082cm" svg:y2="9.116cm">
          <text:p/>
        </draw:line>
        <draw:line draw:style-name="gr1" draw:text-style-name="P1" draw:layer="layout" svg:x1="10.006cm" svg:y1="10.608cm" svg:x2="13.082cm" svg:y2="10.608cm">
          <text:p/>
        </draw:line>
        <draw:line draw:style-name="gr1" draw:text-style-name="P1" draw:layer="layout" svg:x1="11.544cm" svg:y1="9.116cm" svg:x2="11.544cm" svg:y2="12.1cm">
          <text:p/>
        </draw:line>
        <draw:frame draw:style-name="gr2" draw:text-style-name="P2" draw:layer="layout" svg:width="1.055cm" svg:height="1.569cm" svg:x="3.099cm" svg:y="0.891cm">
          <draw:text-box>
            <text:p><text:span text:style-name="T1">10</text:span></text:p>
          </draw:text-box>
        </draw:frame>
        <draw:frame draw:style-name="gr3" draw:text-style-name="P2" draw:layer="layout" svg:width="1.055cm" svg:height="1.569cm" svg:x="5.638cm" svg:y="0.891cm">
          <draw:text-box>
            <text:p><text:span text:style-name="T1">10</text:span></text:p>
          </draw:text-box>
        </draw:frame>
        <draw:frame draw:style-name="gr3" draw:text-style-name="P2" draw:layer="layout" svg:width="1.054cm" svg:height="1.569cm" svg:x="8.177cm" svg:y="0.891cm">
          <draw:text-box>
            <text:p><text:span text:style-name="T1">10</text:span></text:p>
          </draw:text-box>
        </draw:frame>
        <draw:frame draw:style-name="gr2" draw:text-style-name="P2" draw:layer="layout" svg:width="1.056cm" svg:height="1.569cm" svg:x="11.065cm" svg:y="0.891cm">
          <draw:text-box>
            <text:p><text:span text:style-name="T1">12</text:span></text:p>
          </draw:text-box>
        </draw:frame>
        <draw:frame draw:style-name="gr4" draw:text-style-name="P2" draw:layer="layout" svg:width="1.055cm" svg:height="1.568cm" svg:x="1.173cm" svg:y="2.602cm">
          <draw:text-box>
            <text:p><text:span text:style-name="T1">10</text:span></text:p>
          </draw:text-box>
        </draw:frame>
        <draw:frame draw:style-name="gr2" draw:text-style-name="P2" draw:layer="layout" svg:width="1.055cm" svg:height="1.569cm" svg:x="1.173cm" svg:y="5.064cm">
          <draw:text-box>
            <text:p><text:span text:style-name="T1">10</text:span></text:p>
          </draw:text-box>
        </draw:frame>
        <draw:frame draw:style-name="gr2" draw:text-style-name="P2" draw:layer="layout" svg:width="1.055cm" svg:height="1.569cm" svg:x="1.175cm" svg:y="7.527cm">
          <draw:text-box>
            <text:p><text:span text:style-name="T1">10</text:span></text:p>
          </draw:text-box>
        </draw:frame>
        <draw:frame draw:style-name="gr4" draw:text-style-name="P2" draw:layer="layout" svg:width="1.055cm" svg:height="1.568cm" svg:x="1.176cm" svg:y="10.244cm">
          <draw:text-box>
            <text:p><text:span text:style-name="T1">12</text:span></text:p>
          </draw:text-box>
        </draw:frame>
        <draw:frame draw:style-name="gr5" draw:text-style-name="P2" draw:layer="layout" svg:width="0.747cm" svg:height="1.055cm" svg:x="13.081cm" svg:y="9.565cm">
          <draw:text-box>
            <text:p><text:span text:style-name="T1">6</text:span></text:p>
          </draw:text-box>
        </draw:frame>
        <draw:frame draw:style-name="gr5" draw:text-style-name="P2" draw:layer="layout" svg:width="0.747cm" svg:height="1.055cm" svg:x="13.082cm" svg:y="11.008cm">
          <draw:text-box>
            <text:p><text:span text:style-name="T1">6</text:span></text:p>
          </draw:text-box>
        </draw:frame>
        <draw:frame draw:style-name="gr5" draw:text-style-name="P2" draw:layer="layout" svg:width="0.747cm" svg:height="1.055cm" svg:x="11.946cm" svg:y="12.197cm">
          <draw:text-box>
            <text:p><text:span text:style-name="T1">6</text:span></text:p>
          </draw:text-box>
        </draw:frame>
        <draw:frame draw:style-name="gr5" draw:text-style-name="P2" draw:layer="layout" svg:width="0.747cm" svg:height="1.055cm" svg:x="10.37cm" svg:y="12.197cm">
          <draw:text-box>
            <text:p><text:span text:style-name="T1">6</text:span></text:p>
          </draw:text-box>
        </draw:frame>
        <draw:frame draw:style-name="gr4" draw:text-style-name="P2" draw:layer="layout" svg:width="1.055cm" svg:height="1.568cm" svg:x="0.107cm" svg:y="8.722cm">
          <draw:text-box>
            <text:p><text:span text:style-name="T1">22</text:span></text:p>
          </draw:text-box>
        </draw:frame>
        <draw:frame draw:style-name="gr4" draw:text-style-name="P2" draw:layer="layout" svg:width="1.055cm" svg:height="1.568cm" svg:x="0.107cm" svg:y="3.782cm">
          <draw:text-box>
            <text:p><text:span text:style-name="T1">20</text:span></text:p>
          </draw:text-box>
        </draw:frame>
        <draw:frame draw:style-name="gr4" draw:text-style-name="P2" draw:layer="layout" svg:width="1.055cm" svg:height="1.568cm" svg:x="4.312cm" svg:y="0.06cm">
          <draw:text-box>
            <text:p><text:span text:style-name="T1">20</text:span></text:p>
          </draw:text-box>
        </draw:frame>
        <draw:frame draw:style-name="gr4" draw:text-style-name="P2" draw:layer="layout" svg:width="1.054cm" svg:height="1.568cm" svg:x="9.488cm" svg:y="0.06cm">
          <draw:text-box>
            <text:p><text:span text:style-name="T1">22</text:span></text:p>
          </draw:text-box>
        </draw:frame>
        <draw:frame draw:style-name="gr4" draw:text-style-name="P2" draw:layer="layout" svg:width="1.055cm" svg:height="1.568cm" svg:x="13.745cm" svg:y="10.244cm">
          <draw:text-box>
            <text:p><text:span text:style-name="T1">12</text:span></text:p>
          </draw:text-box>
        </draw:frame>
        <draw:frame draw:style-name="gr4" draw:text-style-name="P2" draw:layer="layout" svg:width="1.056cm" svg:height="1.568cm" svg:x="11.065cm" svg:y="12.846cm">
          <draw:text-box>
            <text:p><text:span text:style-name="T1">12</text:span></text:p>
          </draw:text-box>
        </draw:frame>
        <draw:frame draw:style-name="gr6" draw:text-style-name="P3" draw:layer="layout" svg:width="1.808cm" svg:height="1.708cm" svg:x="2.738cm" svg:y="2.566cm">
          <draw:text-box>
            <text:p><text:span text:style-name="T2">10*10</text:span></text:p>
          </draw:text-box>
        </draw:frame>
        <draw:frame draw:style-name="gr6" draw:text-style-name="P3" draw:layer="layout" svg:width="1.809cm" svg:height="1.708cm" svg:x="5.284cm" svg:y="2.566cm">
          <draw:text-box>
            <text:p><text:span text:style-name="T2">10*10</text:span></text:p>
          </draw:text-box>
        </draw:frame>
        <draw:frame draw:style-name="gr6" draw:text-style-name="P3" draw:layer="layout" svg:width="1.808cm" svg:height="1.708cm" svg:x="7.832cm" svg:y="2.566cm">
          <draw:text-box>
            <text:p><text:span text:style-name="T2">10*10</text:span></text:p>
          </draw:text-box>
        </draw:frame>
        <draw:frame draw:style-name="gr6" draw:text-style-name="P3" draw:layer="layout" svg:width="1.807cm" svg:height="1.708cm" svg:x="10.625cm" svg:y="2.566cm">
          <draw:text-box>
            <text:p><text:span text:style-name="T2">12*10</text:span></text:p>
          </draw:text-box>
        </draw:frame>
        <draw:frame draw:style-name="gr6" draw:text-style-name="P3" draw:layer="layout" svg:width="1.808cm" svg:height="1.708cm" svg:x="2.738cm" svg:y="5.116cm">
          <draw:text-box>
            <text:p><text:span text:style-name="T2">10*10</text:span></text:p>
          </draw:text-box>
        </draw:frame>
        <draw:frame draw:style-name="gr6" draw:text-style-name="P3" draw:layer="layout" svg:width="1.809cm" svg:height="1.708cm" svg:x="5.284cm" svg:y="5.116cm">
          <draw:text-box>
            <text:p><text:span text:style-name="T2">10*10</text:span></text:p>
          </draw:text-box>
        </draw:frame>
        <draw:frame draw:style-name="gr6" draw:text-style-name="P3" draw:layer="layout" svg:width="1.808cm" svg:height="1.708cm" svg:x="7.832cm" svg:y="5.116cm">
          <draw:text-box>
            <text:p><text:span text:style-name="T2">10*10</text:span></text:p>
          </draw:text-box>
        </draw:frame>
        <draw:frame draw:style-name="gr6" draw:text-style-name="P3" draw:layer="layout" svg:width="1.807cm" svg:height="1.708cm" svg:x="10.625cm" svg:y="5.116cm">
          <draw:text-box>
            <text:p><text:span text:style-name="T2">12*10</text:span></text:p>
          </draw:text-box>
        </draw:frame>
        <draw:frame draw:style-name="gr6" draw:text-style-name="P3" draw:layer="layout" svg:width="1.808cm" svg:height="1.708cm" svg:x="2.738cm" svg:y="7.506cm">
          <draw:text-box>
            <text:p><text:span text:style-name="T2">10*10</text:span></text:p>
          </draw:text-box>
        </draw:frame>
        <draw:frame draw:style-name="gr6" draw:text-style-name="P3" draw:layer="layout" svg:width="1.809cm" svg:height="1.708cm" svg:x="5.284cm" svg:y="7.506cm">
          <draw:text-box>
            <text:p><text:span text:style-name="T2">10*10</text:span></text:p>
          </draw:text-box>
        </draw:frame>
        <draw:frame draw:style-name="gr6" draw:text-style-name="P3" draw:layer="layout" svg:width="1.808cm" svg:height="1.708cm" svg:x="7.832cm" svg:y="7.506cm">
          <draw:text-box>
            <text:p><text:span text:style-name="T2">10*10</text:span></text:p>
          </draw:text-box>
        </draw:frame>
        <draw:frame draw:style-name="gr6" draw:text-style-name="P3" draw:layer="layout" svg:width="1.807cm" svg:height="1.708cm" svg:x="10.625cm" svg:y="7.506cm">
          <draw:text-box>
            <text:p><text:span text:style-name="T2">12*10</text:span></text:p>
          </draw:text-box>
        </draw:frame>
        <draw:frame draw:style-name="gr7" draw:text-style-name="P3" draw:layer="layout" svg:width="1.808cm" svg:height="1.709cm" svg:x="2.738cm" svg:y="10.296cm">
          <draw:text-box>
            <text:p><text:span text:style-name="T2">10*12</text:span></text:p>
          </draw:text-box>
        </draw:frame>
        <draw:frame draw:style-name="gr7" draw:text-style-name="P3" draw:layer="layout" svg:width="1.809cm" svg:height="1.709cm" svg:x="5.284cm" svg:y="10.296cm">
          <draw:text-box>
            <text:p><text:span text:style-name="T2">10*12</text:span></text:p>
          </draw:text-box>
        </draw:frame>
        <draw:frame draw:style-name="gr7" draw:text-style-name="P3" draw:layer="layout" svg:width="1.808cm" svg:height="1.709cm" svg:x="7.832cm" svg:y="10.296cm">
          <draw:text-box>
            <text:p><text:span text:style-name="T2">10*12</text:span></text:p>
          </draw:text-box>
        </draw:frame>
        <draw:frame draw:style-name="gr6" draw:text-style-name="P3" draw:layer="layout" svg:width="1.232cm" svg:height="1.708cm" svg:x="10.132cm" svg:y="9.579cm">
          <draw:text-box>
            <text:p><text:span text:style-name="T2">6*6</text:span></text:p>
          </draw:text-box>
        </draw:frame>
        <draw:frame draw:style-name="gr6" draw:text-style-name="P3" draw:layer="layout" svg:width="1.233cm" svg:height="1.708cm" svg:x="11.692cm" svg:y="9.579cm">
          <draw:text-box>
            <text:p><text:span text:style-name="T2">6*6</text:span></text:p>
          </draw:text-box>
        </draw:frame>
        <draw:frame draw:style-name="gr6" draw:text-style-name="P3" draw:layer="layout" svg:width="1.232cm" svg:height="1.708cm" svg:x="10.132cm" svg:y="11.025cm">
          <draw:text-box>
            <text:p><text:span text:style-name="T2">6*6</text:span></text:p>
          </draw:text-box>
        </draw:frame>
        <draw:frame draw:style-name="gr6" draw:text-style-name="P3" draw:layer="layout" svg:width="1.233cm" svg:height="1.708cm" svg:x="11.692cm" svg:y="11.025cm">
          <draw:text-box>
            <text:p><text:span text:style-name="T2">6*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5:42:27.505000000</meta:creation-date>
    <dc:date>2018-06-19T16:48:54.968000000</dc:date>
    <meta:editing-duration>PT10M38S</meta:editing-duration>
    <meta:editing-cycles>5</meta:editing-cycles>
    <meta:generator>LibreOffice/6.0.3.2$Windows_X86_64 LibreOffice_project/8f48d515416608e3a835360314dac7e47fd0b821</meta:generator>
    <meta:document-statistic meta:object-count="49"/>
  </office:meta>
</office:document-meta>
</file>